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width="0cm" svg:stroke-color="#ff4000" draw:marker-start-width="0.179cm" draw:marker-end-width="0.279cm" draw:fill="solid" draw:fill-color="#ff4000" draw:opacity="100%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22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="solid" draw:fill-color="#ff4000" draw:opacity="100%"/>
      <style:paragraph-properties fo:text-align="center"/>
    </style:style>
    <style:style style:name="P10" style:family="paragraph">
      <style:paragraph-properties fo:text-align="center"/>
      <style:text-properties fo:color="#ff0000" fo:font-size="10pt"/>
    </style:style>
    <style:style style:name="P11" style:family="paragraph">
      <loext:graphic-properties draw:fill="none" draw:fill-color="#ffffff"/>
      <style:paragraph-properties fo:text-align="center"/>
      <style:text-properties fo:color="#ff0000"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ff4000"/>
    </style:style>
    <style:style style:name="T6" style:family="text">
      <style:text-properties fo:color="#ff4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4.825cm" svg:y="6.017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2.564cm" svg:y="1.17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6.74cm" svg:y="1.17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5.55cm" svg:y="4.15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3.746cm" svg:y="4.15cm">
          <draw:text-box>
            <text:p><text:span text:style-name="T1">+</text:span></text:p>
          </draw:text-box>
        </draw:frame>
        <draw:frame draw:style-name="gr12" draw:text-style-name="P6" draw:layer="layout" svg:width="0.705cm" svg:height="0.645cm" svg:x="2.56cm" svg:y="7.17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2.56cm" svg:y="4.153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3.75cm" svg:y="1.17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5.545cm" svg:y="1.17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6.74cm" svg:y="4.145cm">
          <draw:text-box>
            <text:p><text:span text:style-name="T1">-</text:span></text:p>
          </draw:text-box>
        </draw:frame>
        <draw:frame draw:style-name="gr13" draw:text-style-name="P6" draw:layer="layout" svg:width="0.621cm" svg:height="0.645cm" svg:x="3.75cm" svg:y="7.17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1" draw:text-style-name="P9" draw:layer="layout" svg:width="1.026cm" svg:height="1.012cm" svg:x="3.031cm" svg:y="2.04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1" draw:layer="layout" svg:width="0.813cm" svg:height="0.729cm" svg:x="3.428cm" svg:y="2.856cm">
          <draw:text-box>
            <text:p text:style-name="P10"><text:span text:style-name="T5">I</text:span><text:span text:style-name="T6">1</text:span></text:p>
          </draw:text-box>
        </draw:frame>
        <draw:path draw:style-name="gr21" draw:text-style-name="P9" draw:layer="layout" svg:width="1.026cm" svg:height="1.012cm" svg:x="6.012cm" svg:y="2.02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3.016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path draw:style-name="gr21" draw:text-style-name="P9" draw:layer="layout" svg:width="1.026cm" svg:height="1.012cm" svg:x="6.044cm" svg:y="5.005cm" svg:viewBox="0 0 1027 1013" svg:d="M875 430l-26 3c-5-51-19-100-41-145-23-46-54-87-90-122-36-34-77-63-122-83-45-19-92-30-141-30-18 0-36 1-53 4-40 7-80 17-118 33-38 15-74 34-106 60-32 24-60 54-80 91-22 36-36 79-42 128-2 21-3 42-3 63 0 53 7 107 21 157 15 51 36 99 63 142 27 42 60 79 100 108 19 14 40 26 62 37 23 10 46 17 71 22l153 31 90-27 28-23-97-120 483-183-277 437-63-78-155 47c-3 0-5 1-8 1-2 0-3 0-5-1l-159-32c-29-6-57-15-82-26-26-12-50-26-73-42-44-33-82-75-113-123-30-47-53-100-69-155-15-56-23-114-23-172 0-23 1-46 4-69 6-57 23-107 48-149 24-42 56-77 93-106 36-28 77-51 119-68 42-16 86-28 129-35 21-3 41-5 62-5 56 0 111 12 162 35 51 22 98 54 138 93 41 39 75 85 100 136s42 107 47 164z">
          <text:p/>
        </draw:path>
        <draw:frame draw:style-name="gr22" draw:text-style-name="P11" draw:layer="layout" svg:width="0.813cm" svg:height="0.729cm" svg:x="6.41cm" svg:y="2.921cm">
          <draw:text-box>
            <text:p text:style-name="P10"><text:span text:style-name="T5">I</text:span><text:span text:style-name="T6">3</text:span></text:p>
          </draw:text-box>
        </draw:frame>
        <draw:frame draw:style-name="gr22" draw:text-style-name="P11" draw:layer="layout" svg:width="0.813cm" svg:height="0.729cm" svg:x="3.478cm" svg:y="5.838cm">
          <draw:text-box>
            <text:p text:style-name="P10"><text:span text:style-name="T5">I</text:span><text:span text:style-name="T6">2</text:span></text:p>
          </draw:text-box>
        </draw:frame>
        <draw:frame draw:style-name="gr22" draw:text-style-name="P11" draw:layer="layout" svg:width="0.813cm" svg:height="0.729cm" svg:x="6.489cm" svg:y="5.902cm">
          <draw:text-box>
            <text:p text:style-name="P10"><text:span text:style-name="T5">I</text:span><text:span text:style-name="T6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4:28:58.410590680</dc:date>
    <meta:editing-duration>PT40M51S</meta:editing-duration>
    <meta:editing-cycles>8</meta:editing-cycles>
    <meta:generator>LibreOffice/6.4.6.2$Linux_X86_64 LibreOffice_project/40$Build-2</meta:generator>
    <meta:document-statistic meta:object-count="133"/>
  </office:meta>
</office:document-meta>
</file>